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 Sheet1.A2:Sheet1.A61 Sheet1.B1:Sheet1.B1 Sheet1.B2:Sheet1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Takeover Rat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255529744470256" calcext:value-type="float">
            <text:p>0.00255529744470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515484964171243" calcext:value-type="float">
            <text:p>0.0051548496417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763028190798293" calcext:value-type="float">
            <text:p>0.00763028190798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03412724034867" calcext:value-type="float">
            <text:p>0.01034127240348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33745830308005" calcext:value-type="float">
            <text:p>0.01337458303080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62855715363927" calcext:value-type="float">
            <text:p>0.01628557153639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95058517555267" calcext:value-type="float">
            <text:p>0.01950585175552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223876541868174" calcext:value-type="float">
            <text:p>0.02238765418681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261078818112892" calcext:value-type="float">
            <text:p>0.0261078818112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9612908247801" calcext:value-type="float">
            <text:p>0.02961290824780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333250854777758" calcext:value-type="float">
            <text:p>0.03332508547777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373541652452753" calcext:value-type="float">
            <text:p>0.03735416524527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407914554087768" calcext:value-type="float">
            <text:p>0.040791455408777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453234397897234" calcext:value-type="float">
            <text:p>0.04532343978972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495933906862341" calcext:value-type="float">
            <text:p>0.04959339068623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537394867884968" calcext:value-type="float">
            <text:p>0.05373948678849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578004004535257" calcext:value-type="float">
            <text:p>0.057800400453526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620895886732577" calcext:value-type="float">
            <text:p>0.062089588673258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667737749490206" calcext:value-type="float">
            <text:p>0.0667737749490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7168243480002" calcext:value-type="float">
            <text:p>0.0716824348000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754537739553383" calcext:value-type="float">
            <text:p>0.07545377395533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796632789241351" calcext:value-type="float">
            <text:p>0.07966327892413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841177388319725" calcext:value-type="float">
            <text:p>0.08411773883197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886731306318175" calcext:value-type="float">
            <text:p>0.08867313063181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9388943810618" calcext:value-type="float">
            <text:p>0.09388943810618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994370466601711" calcext:value-type="float">
            <text:p>0.09943704666017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105070426398585" calcext:value-type="float">
            <text:p>0.10507042639858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111012223442867" calcext:value-type="float">
            <text:p>0.11101222344286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116384053268628" calcext:value-type="float">
            <text:p>0.1163840532686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21332627633856" calcext:value-type="float">
            <text:p>0.12133262763385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126376735884376" calcext:value-type="float">
            <text:p>0.12637673588437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13236744850332" calcext:value-type="float">
            <text:p>0.1323674485033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137749611383475" calcext:value-type="float">
            <text:p>0.13774961138347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4424753270773" calcext:value-type="float">
            <text:p>0.1442475327077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4930245449786" calcext:value-type="float">
            <text:p>0.1493024544978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55287566671359" calcext:value-type="float">
            <text:p>0.15528756667135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61012505362846" calcext:value-type="float">
            <text:p>0.16101250536284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16739604360113" calcext:value-type="float">
            <text:p>0.1673960436011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73562671305946" calcext:value-type="float">
            <text:p>0.17356267130594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80188899642893" calcext:value-type="float">
            <text:p>0.18018889964289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186675036476536" calcext:value-type="float">
            <text:p>0.18667503647653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193686315753177" calcext:value-type="float">
            <text:p>0.19368631575317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00624046838572" calcext:value-type="float">
            <text:p>0.2006240468385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06833184656557" calcext:value-type="float">
            <text:p>0.20683318465655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13014096788258" calcext:value-type="float">
            <text:p>0.21301409678825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19034406215316" calcext:value-type="float">
            <text:p>0.21903440621531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226633269929754" calcext:value-type="float">
            <text:p>0.22663326992975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33869728857823" calcext:value-type="float">
            <text:p>0.23386972885782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241143640458239" calcext:value-type="float">
            <text:p>0.24114364045823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9355528466657" calcext:value-type="float">
            <text:p>0.24935552846665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56119719891386" calcext:value-type="float">
            <text:p>0.25611971989138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6370762623525" calcext:value-type="float">
            <text:p>0.2637076262352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270575211819304" calcext:value-type="float">
            <text:p>0.27057521181930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78175371429815" calcext:value-type="float">
            <text:p>0.27817537142981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8685790527018" calcext:value-type="float">
            <text:p>0.2868579052701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94948805460751" calcext:value-type="float">
            <text:p>0.29494880546075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301812505824247" calcext:value-type="float">
            <text:p>0.30181250582424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309417040358744" calcext:value-type="float">
            <text:p>0.30941704035874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316247251404837" calcext:value-type="float">
            <text:p>0.316247251404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5T10:03:59.385473145</meta:creation-date>
    <dc:date>2020-01-15T11:07:27.113743257</dc:date>
    <meta:editing-duration>PT3M7S</meta:editing-duration>
    <meta:editing-cycles>1</meta:editing-cycles>
    <meta:document-statistic meta:table-count="1" meta:cell-count="122" meta:object-count="1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4.201cm" style:legend-expansion="high" chart:style-name="ch2"/>
        <chart:plot-area chart:style-name="ch3" table:cell-range-address="Sheet1.A1:Sheet1.B61" chart:data-source-has-labels="both" svg:x="0.32cm" svg:y="0.18cm" svg:width="11.767cm" svg:height="8.64cm">
          <chartooo:coordinate-region svg:x="1.232cm" svg:y="0.332cm" svg:width="10.855cm" svg:height="7.443cm"/>
          <chart:axis chart:dimension="x" chart:name="primary-x" chart:style-name="ch4" chartooo:axis-type="auto">
            <chartooo:date-scale/>
            <chart:categories table:cell-range-address="Sheet1.A2:Sheet1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1" chart:label-cell-address="Sheet1.B1:Sheet1.B1" chart:class="chart:line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keover Rat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1</svg:desc>
                </draw:g>
              </table:table-cell>
              <table:table-cell office:value-type="float" office:value="0">
                <text:p>0</text:p>
                <draw:g>
                  <svg:desc>Sheet1.B2:Sheet1.B6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255529744470256">
                <text:p>0.0025552974447025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0515484964171243">
                <text:p>0.0051548496417124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0763028190798293">
                <text:p>0.00763028190798293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103412724034867">
                <text:p>0.010341272403486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133745830308005">
                <text:p>0.013374583030800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162855715363927">
                <text:p>0.0162855715363927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195058517555267">
                <text:p>0.0195058517555267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223876541868174">
                <text:p>0.022387654186817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261078818112892">
                <text:p>0.026107881811289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29612908247801">
                <text:p>0.02961290824780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0333250854777758">
                <text:p>0.033325085477775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0373541652452753">
                <text:p>0.0373541652452753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0407914554087768">
                <text:p>0.040791455408776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453234397897234">
                <text:p>0.045323439789723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495933906862341">
                <text:p>0.049593390686234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537394867884968">
                <text:p>0.053739486788496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0578004004535257">
                <text:p>0.057800400453525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620895886732577">
                <text:p>0.06208958867325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0667737749490206">
                <text:p>0.06677377494902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7168243480002">
                <text:p>0.07168243480002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0754537739553383">
                <text:p>0.075453773955338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796632789241351">
                <text:p>0.079663278924135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0841177388319725">
                <text:p>0.08411773883197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886731306318175">
                <text:p>0.088673130631817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9388943810618">
                <text:p>0.0938894381061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0994370466601711">
                <text:p>0.099437046660171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105070426398585">
                <text:p>0.10507042639858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111012223442867">
                <text:p>0.111012223442867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116384053268628">
                <text:p>0.11638405326862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21332627633856">
                <text:p>0.121332627633856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126376735884376">
                <text:p>0.126376735884376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13236744850332">
                <text:p>0.1323674485033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137749611383475">
                <text:p>0.1377496113834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14424753270773">
                <text:p>0.144247532707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14930245449786">
                <text:p>0.1493024544978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155287566671359">
                <text:p>0.155287566671359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161012505362846">
                <text:p>0.16101250536284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16739604360113">
                <text:p>0.1673960436011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173562671305946">
                <text:p>0.173562671305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80188899642893">
                <text:p>0.18018889964289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186675036476536">
                <text:p>0.18667503647653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193686315753177">
                <text:p>0.19368631575317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200624046838572">
                <text:p>0.20062404683857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206833184656557">
                <text:p>0.20683318465655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213014096788258">
                <text:p>0.21301409678825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219034406215316">
                <text:p>0.21903440621531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226633269929754">
                <text:p>0.22663326992975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233869728857823">
                <text:p>0.23386972885782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241143640458239">
                <text:p>0.24114364045823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49355528466657">
                <text:p>0.24935552846665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256119719891386">
                <text:p>0.25611971989138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26370762623525">
                <text:p>0.2637076262352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270575211819304">
                <text:p>0.27057521181930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278175371429815">
                <text:p>0.27817537142981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28685790527018">
                <text:p>0.2868579052701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294948805460751">
                <text:p>0.294948805460751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301812505824247">
                <text:p>0.301812505824247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309417040358744">
                <text:p>0.30941704035874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316247251404837">
                <text:p>0.316247251404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